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^_% Up<text:line-break/>_v_% Down<text:line-break/>^__% Left<text:line-break/>v__% Right<text:line-break/>^^_^ PgUp<text:line-break/>vv_v PgDn<text:line-break/><text:line-break/>__^_ Space<text:line-break/>_^__ Bksp<text:line-break/>___^ e<text:line-break/>___v t<text:line-break/>__v_ a<text:line-break/>___% i<text:line-break/>__%_ o<text:line-break/>_v__ n<text:line-break/>^___ s<text:line-break/>_%__ h<text:line-break/>v___ r<text:line-break/>%___ l<text:line-break/>__^^ d<text:line-break/>__vv c<text:line-break/>__^v u<text:line-break/>^^__ m<text:line-break/>_vv_ Shift<text:line-break/>_^^_ Ctrl<text:line-break/>_%%_ Win<text:line-break/>%%__ Alt<text:line-break/>_^_^ Tab<text:line-break/>__^% w<text:line-break/>_^_v g<text:line-break/>__%v f<text:line-break/>__%% y<text:line-break/>_v_v p<text:line-break/>v__v b<text:line-break/>^__^ ,<text:line-break/>_^^^ .<text:line-break/>_vvv v<text:line-break/>_%_% Return<text:line-break/>vvvv Esc<text:line-break/>^__v k<text:line-break/>%__% '<text:line-break/>%__v "<text:line-break/>vvv_ -<text:line-break/>__v% x<text:line-break/>_%%% j<text:line-break/>_%_v ;<text:line-break/>^^^_ (<text:line-break/>^_^_ )<text:line-break/>^^^^ q<text:line-break/>_^^v /<text:line-break/>_^^% z <text:line-break/>^^_v :<text:line-break/>_^%_ 0<text:line-break/>v_v_ 1<text:line-break/>%_%_ 2<text:line-break/>%%%_ 3<text:line-break/>^^^% 4<text:line-break/>_vv% =<text:line-break/>%^__ $<text:line-break/>^^_% *<text:line-break/>^_%_ {<text:line-break/>v_%_ }<text:line-break/>_%v_<text:line-break/>_v%_<text:line-break/>vv_%<text:line-break/>v__^ <text:line-break/>%v__<text:line-break/>_v_^<text:line-break/>%%%%<text:line-break/><text:line-break/>S-0 5 <text:line-break/>S-1 6 <text:line-break/>S-2 7 <text:line-break/>S-3 8 <text:line-break/>S-4 9 <text:line-break/>S-, ? <text:line-break/>S-. ! <text:line-break/>S-- _ <text:line-break/>S-' ` <text:line-break/>S-( [ <text:line-break/>S-) ] <text:line-break/>S-= + <text:line-break/>S-{ &lt; <text:line-break/>S-} &gt; <text:line-break/>S-" &amp; <text:line-break/>S-; @ <text:line-break/>S-/ \ <text:line-break/>S-: | <text:line-break/>S-$ ~ <text:line-break/>S-* ^ <text:line-break/><text:line-break/>S-Bksp DEL<text:line-break/>S-Up <text:s text:c="2"/>HOME<text:line-break/>S-Down END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0T20:23:15.548000000</dc:date>
    <meta:editing-duration>PT4M26S</meta:editing-duration>
    <meta:editing-cycles>1</meta:editing-cycles>
    <meta:document-statistic meta:table-count="0" meta:image-count="0" meta:object-count="0" meta:page-count="1" meta:paragraph-count="1" meta:word-count="175" meta:character-count="686" meta:non-whitespace-character-count="483"/>
    <meta:generator>LibreOffice/7.6.4.1$Windows_X86_64 LibreOffice_project/e19e193f88cd6c0525a17fb7a176ed8e6a3e2aa1</meta:generator>
  </office:meta>
</office:document-meta>
</file>